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margin-top="0.0694in" fo:margin-bottom="0.0833in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12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13" style:parent-style-name="Standard" style:family="paragraph">
      <style:paragraph-properties fo:text-align="justify" fo:margin-top="0.0694in" fo:margin-bottom="0.0833in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14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15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16" style:parent-style-name="Standard" style:list-style-name="LFO1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17" style:parent-style-name="Standard" style:list-style-name="LFO1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18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19" style:parent-style-name="Standard" style:family="paragraph">
      <style:paragraph-properties fo:text-align="justify" fo:margin-top="0.0694in" fo:margin-bottom="0.0833in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20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21" style:parent-style-name="Standard" style:family="paragraph">
      <style:paragraph-properties fo:text-align="justify" fo:margin-top="0.0694in" fo:margin-bottom="0.0833in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22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23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24" style:parent-style-name="Standard" style:family="paragraph">
      <style:paragraph-properties fo:text-align="justify" fo:margin-top="0.0694in" fo:margin-bottom="0.0833in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25" style:parent-style-name="Standard" style:family="paragraph">
      <style:paragraph-properties fo:text-align="justify" fo:margin-bottom="0.0833in"/>
    </style:style>
    <style:style style:name="T26" style:parent-style-name="Absatz-Standardschriftart" style:family="text">
      <style:text-properties style:font-name="Arial" style:font-name-asian="Times New Roman" style:font-name-complex="Arial" style:font-size-complex="12pt" style:language-asian="de" style:country-asian="DE"/>
    </style:style>
    <style:style style:name="T27" style:parent-style-name="Absatz-Standardschriftart" style:family="text">
      <style:text-properties style:font-name="Arial" style:font-name-asian="Times New Roman" style:font-name-complex="Arial" fo:font-style="italic" style:font-style-asian="italic" style:font-size-complex="12pt" style:language-asian="de" style:country-asian="DE"/>
    </style:style>
    <style:style style:name="P28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29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30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31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32" style:parent-style-name="Standard" style:family="paragraph">
      <style:paragraph-properties fo:text-align="justify" fo:margin-top="0.0694in" fo:margin-bottom="0.0833in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33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34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35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36" style:parent-style-name="Standard" style:list-style-name="LFO2" style:family="paragraph">
      <style:paragraph-properties fo:text-align="justify" fo:margin-bottom="0in" fo:margin-left="0.4958in" fo:text-indent="-0.2479in">
        <style:tab-stops/>
      </style:paragraph-properties>
      <style:text-properties style:font-name="Arial" style:font-name-asian="Times New Roman" style:font-name-complex="Arial" style:font-size-complex="12pt" style:language-asian="de" style:country-asian="DE"/>
    </style:style>
    <style:style style:name="P37" style:parent-style-name="Standard" style:list-style-name="LFO2" style:family="paragraph">
      <style:paragraph-properties fo:text-align="justify" fo:margin-bottom="0in" fo:margin-left="0.4958in" fo:text-indent="-0.2479in">
        <style:tab-stops/>
      </style:paragraph-properties>
      <style:text-properties style:font-name="Arial" style:font-name-asian="Times New Roman" style:font-name-complex="Arial" style:font-size-complex="12pt" style:language-asian="de" style:country-asian="DE"/>
    </style:style>
    <style:style style:name="P38" style:parent-style-name="Standard" style:list-style-name="LFO2" style:family="paragraph">
      <style:paragraph-properties fo:text-align="justify" fo:margin-bottom="0.0833in" fo:margin-left="0.4958in" fo:text-indent="-0.2479in">
        <style:tab-stops/>
      </style:paragraph-properties>
      <style:text-properties style:font-name="Arial" style:font-name-asian="Times New Roman" style:font-name-complex="Arial" style:font-size-complex="12pt" style:language-asian="de" style:country-asian="DE"/>
    </style:style>
    <style:style style:name="P39" style:parent-style-name="Standard" style:family="paragraph">
      <style:paragraph-properties fo:text-align="justify" fo:margin-top="0.0694in" fo:margin-bottom="0.0833in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40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41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42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43" style:parent-style-name="Standard" style:family="paragraph">
      <style:paragraph-properties fo:text-align="justify" fo:margin-top="0.0694in" fo:margin-bottom="0.0833in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44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45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46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47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48" style:parent-style-name="Standard" style:family="paragraph">
      <style:paragraph-properties fo:text-align="justify" fo:margin-top="0.0694in" fo:margin-bottom="0.0833in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49" style:parent-style-name="Standard" style:family="paragraph">
      <style:paragraph-properties fo:text-align="justify" fo:margin-bottom="0.0833in"/>
      <style:text-properties style:font-name="Arial" style:font-name-asian="Times New Roman" style:font-name-complex="Arial" style:font-size-complex="12pt" style:language-asian="de" style:country-asian="DE"/>
    </style:style>
    <style:style style:name="P50" style:parent-style-name="Standard" style:family="paragraph">
      <style:paragraph-properties fo:text-align="justify" fo:margin-bottom="0.0833in"/>
    </style:style>
    <style:style style:name="T51" style:parent-style-name="Absatz-Standardschriftart" style:family="text">
      <style:text-properties style:font-name="Arial" style:font-name-asian="Times New Roman" style:font-name-complex="Arial" style:font-size-complex="12pt" style:language-asian="de" style:country-asian="DE"/>
    </style:style>
  </office:automatic-styles>
  <office:body>
    <office:text text:use-soft-page-breaks="true">
      <text:p text:style-name="P1">Beschreibung der<text:s/>Arbeitsblätter</text:p>
      <text:p text:style-name="P12">Arbeitsblätter<text:s/>zur Durchführung des<text:s/>Experiments<text:s/>zur Stromerzeugung mit Solarzelle<text:s/>oder zur Stromerzeugung mit einem<text:s/>Windrad</text:p>
      <text:p text:style-name="P13">Was soll gelernt werden?</text:p>
      <text:p text:style-name="P14">Die Schülerinnen und Schüler sollen die Funktionsweise des Energy Meters<text:s/>(Lego)<text:s/>kennenlernen.</text:p>
      <text:p text:style-name="P15">Die Schülerinnen und Schüler sollen erkennen, dass regenerative Energien nicht kontinuierlich und unbegrenzt zur Verfügung stehen und nur schwer gespeichert werden können.</text:p>
      <text:list text:style-name="LFO1" text:continue-numbering="true">
        <text:list-item>
          <text:p text:style-name="P16">Es<text:s/>kann mehr Strom erzeugt werden als verbraucht wird.</text:p>
        </text:list-item>
        <text:list-item>
          <text:p text:style-name="P17">Es kann mehr Strom verbraucht werden als erzeugt wird.</text:p>
        </text:list-item>
      </text:list>
      <text:p text:style-name="P18">Die Schülerinnen und Schüler können die Funktionsweise des Modells erklären. Sie kennen die Bedeutung der Modellkomponenten.</text:p>
      <text:p text:style-name="P19">Wozu soll es (an dieser Stelle) gelernt werden?</text:p>
      <text:p text:style-name="P20">Im weiteren Verlauf der Sequenz wird das Energy Meter benutzt. Für das Verständnis des Smart Grid sind die Funktionsweise und die Einsatzmöglichkeiten von regenerativen Energien erforderlich.</text:p>
      <text:p text:style-name="P21">Hintergrundwissen</text:p>
      <text:p text:style-name="P22">Alltagswissen und Erfahrungen zum Thema Stromverbrauch und Erzeugung.</text:p>
      <text:p text:style-name="P23">Vorteilhaft:<text:s/>Kenntnisse über den Aufbau des Stromnetzes, der Stromerzeugung<text:s/>und Stromübertragung</text:p>
      <text:p text:style-name="P24">Voraussetzungen (technisch/ organisatorisch)</text:p>
      <text:p text:style-name="P25"><text:span text:style-name="T26">Smartboard oder Beamer für die Präsentation<text:s/></text:span><text:span text:style-name="T27">Display des Energy Meter</text:span></text:p>
      <text:p text:style-name="P28">Möglichkeit zur Gruppenarbeit</text:p>
      <text:p text:style-name="P29">Lego Mindstorms Baukasten mit Zusatzset<text:s/>regenerative Energien (Aufbau evtl. schon vorbereiten um Zeit zu sparen)</text:p>
      <text:p text:style-name="P30">Lampe (mit Glühlampe 100 W, keine Energiesparlampe)</text:p>
      <text:p text:style-name="P31">Ventilator</text:p>
      <text:p text:style-name="P32">Benötigte Vorkenntnisse</text:p>
      <text:p text:style-name="P33">Keine erforderlich. Alles Nötige kann am Experiment erarbeitet werden.</text:p>
      <text:p text:style-name="P34">Vorteilhaft:</text:p>
      <text:p text:style-name="P35">Grundkenntnisse aus dem Physikunterricht im Bereich Elektrizität und Strom</text:p>
      <text:list text:style-name="LFO2" text:continue-numbering="true">
        <text:list-item>
          <text:p text:style-name="P36">sicherer Umgang mit den Größen Spannung, Stromstärke und Leistung sowie den dazugehörigen Einheiten (Volt, Ampere, Watt)</text:p>
        </text:list-item>
        <text:list-item>
          <text:p text:style-name="P37">Durchführen von Experimenten.</text:p>
        </text:list-item>
        <text:list-item>
          <text:p text:style-name="P38">Basiswissen zu Strom, Stromgewinnung</text:p>
        </text:list-item>
      </text:list>
      <text:p text:style-name="P39">Einflussfaktoren</text:p>
      <text:p text:style-name="P40">Gruppenzusammensetzung (heterogen oder homogen)</text:p>
      <text:p text:style-name="P41">Vorkenntnisse und Hintergrundwissen der Schülerinnen und Schüler (Bestimmen den Zeitbedarf)</text:p>
      <text:p text:style-name="P42">Motivation der Schülerinnen und Schüler</text:p>
      <text:p text:style-name="P43">Unterrichtsmethoden</text:p>
      <text:p text:style-name="P44">Unterrichtsgesprächs oder Lehrerpräsentation zur Erklärung des Energy Meter</text:p>
      <text:p text:style-name="P45">Unterrichtsgespräch zur Klärung der Funktionsweise einer Solarzelle und des Windrads als Stromerzeuger</text:p>
      <text:p text:style-name="P46">Gruppenarbeit zum Experimentieren</text:p>
      <text:p text:style-name="P47">Kurzvortrag durch Schülerin oder Schüler: Vorstellung der Ergebnisse</text:p>
      <text:p text:style-name="P48">Diagnose</text:p>
      <text:p text:style-name="P49">Lernstand kann an Rückmeldung der Gruppen gemessen werden.</text:p>
      <text:p text:style-name="P50"><text:span text:style-name="T51">Problem: Hat wirklich jeder Schüler alles verstanden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author-g-k49hn391xgnc4l9h" style:display-name="author-g-k49hn391xgnc4l9h" style:family="text"/>
    <style:style style:name="author-g-d0uz122znx65sv7ycphz122z" style:display-name="author-g-d0uz122znx65sv7ycphz122z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fo:font-size="11pt" style:font-size-asian="11pt" style:font-size-complex="11pt" style:language-asian="en" style:country-asian="US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1.3548in"/>
    </style:style>
    <style:style style:name="TableColumn4" style:family="table-column">
      <style:table-column-properties style:column-width="5.0423in"/>
    </style:style>
    <style:style style:name="Table2" style:family="table">
      <style:table-properties style:width="6.3972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T7" style:parent-style-name="Absatz-Standardschriftart" style:family="text">
      <style:text-properties style:font-name="Arial" style:font-name-asian="Calibri" style:font-name-complex="Times New Roman" fo:font-weight="bold" style:font-weight-asian="bold" fo:font-size="12pt" style:font-size-asian="12pt"/>
    </style:style>
    <style:style style:name="TableCell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" style:parent-style-name="Kopfzeile" style:family="paragraph">
      <style:text-properties style:font-name="Arial" style:font-name-asian="Calibri" style:font-name-complex="Times New Roman" fo:font-weight="bold" style:font-weight-asian="bold" fo:font-size="12pt" style:font-size-asian="12pt"/>
    </style:style>
    <style:style style:name="T10" style:parent-style-name="Absatz-Standardschriftart" style:family="text">
      <style:text-properties style:font-name="Arial" style:font-name-asian="Calibri" style:font-name-complex="Times New Roman" fo:font-weight="bold" style:font-weight-asian="bold" fo:font-size="12pt" style:font-size-asian="12pt"/>
    </style:style>
    <style:style style:name="P11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Kopfzeile"><text:span text:style-name="T7">Beschreibung</text:span></text:p>
            </table:table-cell>
            <table:table-cell table:style-name="TableCell8">
              <text:p text:style-name="P9">Stromerzeugung mit einer Solarzelle</text:p>
              <text:p text:style-name="Kopfzeile"><text:span text:style-name="T10">Stromerzeugung mit einem Windrad</text:span></text:p>
            </table:table-cell>
          </table:table-row>
        </table:table>
        <text:p text:style-name="Kopfzeile"/>
      </style:header>
      <style:footer>
        <text:p text:style-name="P11"><text:page-number text:fixed="false">1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</meta:initial-creator>
    <dc:creator>Marc</dc:creator>
    <meta:creation-date>2014-04-27T20:14:00Z</meta:creation-date>
    <dc:date>2014-04-27T20:14:00Z</dc:date>
    <meta:print-date>2014-04-27T20:14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331" meta:character-count="2415" meta:row-count="17" meta:non-whitespace-character-count="2088"/>
  </office:meta>
</office:document-meta>
</file>